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EE4F24FD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9.843cm" svg:x="1.425cm" svg:y="4.153cm">
          <draw:image xlink:href="Pictures/10000000000002D0000002EE4F24FD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4T14:59:16</meta:creation-date>
    <dc:date>2009-11-04T15:02:28</dc:date>
    <dc:creator>Jussi Eloranta</dc:creator>
    <meta:editing-duration>PT00H00M26S</meta:editing-duration>
    <meta:editing-cycles>2</meta:editing-cycles>
    <meta:generator>OpenOffice.org/3.1$Linux OpenOffice.org_project/310m19$Build-9420</meta:generator>
    <meta:document-statistic meta:object-count="1"/>
  </office:meta>
</office:document-meta>
</file>